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cm" svg:height="1cm" svg:x="0cm" svg:y="0.25cm">
            <draw:text-box>
              <text:p text:style-name="P1"><text:span text:style-name="T1">V</text:span></text:p>
            </draw:text-box>
          </draw:frame>
          <draw:line draw:style-name="gr2" draw:text-style-name="P2" draw:layer="layout" svg:x1="0.25cm" svg:y1="0.13cm" svg:x2="0.75cm" svg:y2="0.13cm">
            <text:p/>
          </draw:line>
          <draw:line draw:style-name="gr3" draw:text-style-name="P2" draw:layer="layout" svg:x1="0.25cm" svg:y1="0.25cm" svg:x2="0.75cm" svg:y2="0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8080" draw:marker-start-width="0.28cm" draw:marker-start-center="false" draw:marker-end-width="0.2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6T17:23:04.41</meta:creation-date>
    <dc:date>2012-09-06T17:26:25.19</dc:date>
    <meta:editing-duration>PT3M18S</meta:editing-duration>
    <meta:editing-cycles>4</meta:editing-cycles>
    <meta:generator>OpenOffice.org/3.4$Win32 OpenOffice.org_project/340m1$Build-9590</meta:generator>
    <meta:document-statistic meta:object-count="4"/>
  </office:meta>
</office:document-meta>
</file>